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9691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12b1e2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2e8f517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2e8f517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2fe7b3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014d89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2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12b1e2"/>
    </style:style>
    <style:style style:name="P23" style:family="paragraph" style:parent-style-name="Standard">
      <loext:graphic-properties draw:fill="none"/>
      <style:paragraph-properties fo:margin-left="1.251cm" fo:margin-right="0cm" fo:margin-top="0.101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officeooo:paragraph-rsid="0312b1e2"/>
    </style:style>
    <style:style style:name="P2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1683ff"/>
    </style:style>
    <style:style style:name="P25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a646b"/>
    </style:style>
    <style:style style:name="P26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0a3a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fe7b39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rsid="033ccf6e" officeooo:paragraph-rsid="033ccf6e"/>
    </style:style>
    <style:style style:name="P2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31d021c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31d021c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1edee0" officeooo:paragraph-rsid="031edee0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1edee0" officeooo:paragraph-rsid="031edee0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 draw:fill-gradient-name="Gradient_20_11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 draw:fill-gradient-name="Gradient_20_12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 draw:fill-gradient-name="Gradient_20_13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solid" draw:fill-color="#ffd8ce" draw:fill-gradient-name="Gradient_20_9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solid" draw:fill-color="#ffd8ce" draw:fill-gradient-name="Gradient_20_11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solid" draw:fill-color="#ffd8ce" draw:fill-gradient-name="Gradient_20_12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solid" draw:fill-color="#ffd8ce" draw:fill-gradient-name="Gradient_20_13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43" style:family="paragraph" style:parent-style-name="Standard" style:master-page-name="">
      <loext:graphic-properties draw:fill="solid" draw:fill-color="#ffd8ce" draw:fill-gradient-name="Gradient_20_15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4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5" style:family="paragraph" style:parent-style-name="Standard">
      <loext:graphic-properties draw:fill="solid" draw:fill-color="#ffd8ce" draw:fill-gradient-name="Gradient_20_15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6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551ee" officeooo:paragraph-rsid="034551ee" fo:background-color="transparent" style:font-size-asian="7pt" style:font-weight-asian="normal" style:font-size-complex="7pt" style:font-weight-complex="normal"/>
    </style:style>
    <style:style style:name="P4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8" style:family="paragraph" style:parent-style-name="Standard" style:master-page-name="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50" style:family="paragraph" style:parent-style-name="Standard">
      <loext:graphic-properties draw:fill="solid" draw:fill-color="#ffd8ce" draw:fill-gradient-name="gradient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5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61fdd" officeooo:paragraph-rsid="03461fdd" fo:background-color="transparent" style:font-size-asian="7pt" style:font-weight-asian="normal" style:font-size-complex="7pt" style:font-weight-complex="normal"/>
    </style:style>
    <style:style style:name="P5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7f2f4" officeooo:paragraph-rsid="0347f2f4" fo:background-color="transparent" style:font-size-asian="7pt" style:font-weight-asian="normal" style:font-size-complex="7pt" style:font-weight-complex="normal"/>
    </style:style>
    <style:style style:name="P53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347f2f4" officeooo:paragraph-rsid="0347f2f4" fo:background-color="transparent" style:font-size-asian="7pt" style:font-weight-asian="normal" style:font-size-complex="7pt" style:font-weight-complex="normal"/>
    </style:style>
    <style:style style:name="P54" style:family="paragraph" style:parent-style-name="Standard" style:master-page-name="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999999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55" style:family="paragraph" style:parent-style-name="Standard">
      <loext:graphic-properties draw:fill="solid" draw:fill-color="#ffd8ce" draw:fill-gradient-name="Gradient_20_14" draw:fill-hatch-name="hatch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999999" loext:opacity="100%" style:font-name="Tahoma" fo:font-size="7pt" fo:letter-spacing="-0.016cm" fo:language="es" fo:country="ES" fo:font-weight="normal" officeooo:rsid="034535a3" officeooo:paragraph-rsid="034535a3" fo:background-color="transparent" style:font-size-asian="7pt" style:font-weight-asian="normal" style:font-size-complex="7pt" style:font-weight-complex="normal"/>
    </style:style>
    <style:style style:name="P5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c664c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d8bc66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2da247e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2da9909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2dc101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1d021c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2122a8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237b82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2463e3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270cc7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29c25e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2a0176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2ba47e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33b0162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33ccf6e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343ff8d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officeooo:rsid="02f86762"/>
    </style:style>
    <style:style style:name="T46" style:family="text">
      <style:text-properties officeooo:rsid="02f8aa2d"/>
    </style:style>
    <style:style style:name="T47" style:family="text">
      <style:text-properties officeooo:rsid="02f90e30"/>
    </style:style>
    <style:style style:name="T48" style:family="text">
      <style:text-properties officeooo:rsid="02fbd572"/>
    </style:style>
    <style:style style:name="T49" style:family="text">
      <style:text-properties officeooo:rsid="02fcb6d6"/>
    </style:style>
    <style:style style:name="T50" style:family="text">
      <style:text-properties officeooo:rsid="02fd318f"/>
    </style:style>
    <style:style style:name="T51" style:family="text">
      <style:text-properties officeooo:rsid="02ec664c"/>
    </style:style>
    <style:style style:name="T52" style:family="text">
      <style:text-properties officeooo:rsid="032a0176"/>
    </style:style>
    <style:style style:name="T53" style:family="text">
      <style:text-properties officeooo:rsid="032ba47e"/>
    </style:style>
    <style:style style:name="T54" style:family="text">
      <style:text-properties officeooo:rsid="032d6c7c"/>
    </style:style>
    <style:style style:name="T55" style:family="text">
      <style:text-properties officeooo:rsid="032ddf9c"/>
    </style:style>
    <style:style style:name="T56" style:family="text">
      <style:text-properties officeooo:rsid="032eadc5"/>
    </style:style>
    <style:style style:name="T57" style:family="text">
      <style:text-properties officeooo:rsid="03310ad2"/>
    </style:style>
    <style:style style:name="T58" style:family="text">
      <style:text-properties officeooo:rsid="0333f5ae"/>
    </style:style>
    <style:style style:name="T59" style:family="text">
      <style:text-properties officeooo:rsid="03342aa2"/>
    </style:style>
    <style:style style:name="T60" style:family="text">
      <style:text-properties officeooo:rsid="0337333b"/>
    </style:style>
    <style:style style:name="T61" style:family="text">
      <style:text-properties officeooo:rsid="033e73b5"/>
    </style:style>
    <style:style style:name="T62" style:family="text">
      <style:text-properties officeooo:rsid="034535a3"/>
    </style:style>
    <style:style style:name="T63" style:family="text">
      <style:text-properties officeooo:rsid="0347f2f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1 - Diamante" text:protected="true" text:protection-key="rDKFXoMEwEXe1TOajyQgja8LsDI=">
        <text:p text:style-name="P5"><text:span text:style-name="T11">1</text:span><text:span text:style-name="T5">.<text:tab/></text:span><text:span text:style-name="T8">B</text:span><text:span text:style-name="T7">ase de datos </text:span><text:span text:style-name="T10">Diamante</text:span><text:span text:style-name="T9"> (</text:span><text:span text:style-name="T10">1</text:span><text:span text:style-name="T9"> tabla)</text:span><text:span text:style-name="T6">.</text:span></text:p>
      </text:section>
      <text:section text:style-name="Sect1" text:name="1 - Diamante. Pregunta 1">
        <text:p text:style-name="P18"><text:span text:style-name="T12">Muestra </text:span><text:span text:style-name="T14">los </text:span><text:span text:style-name="T17">Diamantes </text:span><text:span text:style-name="T28">cuyo </text:span><text:span text:style-name="T29">tallado sea Ideal o Premium</text:span><text:span text:style-name="T12">.</text:span></text:p>
      </text:section>
      <text:p text:style-name="P30">SELECT * FROM Diamantes</text:p>
      <text:p text:style-name="P29"><text:tab/>WHERE tallado IN (‘Ideal, Premium’);</text:p>
      <text:section text:style-name="Sect1" text:name="1 - Diamante. Pregunta 2">
        <text:p text:style-name="P20"><text:span text:style-name="T12">Muestra </text:span><text:span text:style-name="T18">los </text:span><text:span text:style-name="T30">diamantes cuyo color sea E, F</text:span><text:span text:style-name="T18">, o </text:span><text:span text:style-name="T30">I.</text:span></text:p>
      </text:section>
      <text:p text:style-name="P32">SELECT * FROM Diamante</text:p>
      <text:p text:style-name="P31"><text:tab/>WHERE co<text:span text:style-name="T62">l</text:span>or IN <text:span text:style-name="T62">(‘E’, ‘F’. ‘I’);</text:span> </text:p>
      <text:section text:style-name="Sect1" text:name="1 - Diamante. Pregunta 3">
        <text:p text:style-name="P25"><text:span text:style-name="T31">Muestra los diamantes cuya claridad sea IF o VS2</text:span><text:span text:style-name="T16">.</text:span></text:p>
      </text:section>
      <text:p text:style-name="P33">SELECT * FROM Diamante</text:p>
      <text:p text:style-name="P38"><text:tab/>WHERE claridad IN (‘IF’, ‘VS2’);</text:p>
      <text:section text:style-name="Sect1" text:name="1 - Diamante. Pregunta 4">
        <text:p text:style-name="P25"><text:span text:style-name="T12">Muestra </text:span><text:span text:style-name="T32">los diamantes de las tablas 55, 65, </text:span><text:span text:style-name="T33">75, 85, o 95</text:span><text:span text:style-name="T18">.</text:span></text:p>
      </text:section>
      <text:p text:style-name="P34">SELECT * FROM Diamante</text:p>
      <text:p text:style-name="P39"><text:tab/>WHERE TABLA in (55, 65, 75, 85, 95); </text:p>
      <text:section text:style-name="Sect1" text:name="2 - Recetas de cocina" text:protected="true" text:protection-key="rDKFXoMEwEXe1TOajyQgja8LsDI=">
        <text:p text:style-name="P11"/>
        <text:p text:style-name="P5"><text:span text:style-name="T11">2</text:span><text:span text:style-name="T5">.<text:tab/></text:span><text:span text:style-name="T8">B</text:span><text:span text:style-name="T7">ase de datos </text:span><text:span text:style-name="T10">Recetas de cocina</text:span><text:span text:style-name="T9"> (</text:span><text:span text:style-name="T10">1</text:span><text:span text:style-name="T9"> tablas)</text:span><text:span text:style-name="T6">.</text:span></text:p>
      </text:section>
      <text:section text:style-name="Sect1" text:name="2 - Recetas de cocina. Pregunta 1">
        <text:p text:style-name="P26"><text:span text:style-name="T20">Muestra las recetas </text:span><text:span text:style-name="T34">de las categorías Cócteles y bebidas, </text:span><text:span text:style-name="T35">Recetas de Sopas y c</text:span><text:span text:style-name="T44">rema</text:span><text:span text:style-name="T35">s, y, Recetas de Salsas</text:span><text:span text:style-name="T16">.</text:span></text:p>
      </text:section>
      <text:p text:style-name="P35">SELECT * FROM Recetas</text:p>
      <text:p text:style-name="P40"><text:tab/>WHERE categoria IN (‘Cocteles y bebidas’, ‘Recetas de Sopas y cremas’, ‘Recetas de Salsas’;</text:p>
      <text:section text:style-name="Sect1" text:name="2 - Recetas de cocina. Pregunta 2">
        <text:p text:style-name="P20"><text:span text:style-name="T20">Muestra </text:span><text:span text:style-name="T36">las recetas cuya duración sea </text:span><text:span text:style-name="T37">15 ó 30 minutos</text:span><text:span text:style-name="T16">.</text:span></text:p>
      </text:section>
      <text:p text:style-name="P35">SELECT * FROM Recetas</text:p>
      <text:p text:style-name="P40"><text:tab/>WHERE tiempo IN (15, 30);</text:p>
      <text:section text:style-name="Sect1" text:name="2 - Recetas de cocina. Pregunta 3">
        <text:p text:style-name="P20"><text:span text:style-name="T20">Muestra </text:span><text:span text:style-name="T38">las recetas cuya dificultad sea superior a la media</text:span><text:span text:style-name="T16">.</text:span></text:p>
      </text:section>
      <text:p text:style-name="P35">SELECT * FROM Recetas</text:p>
      <text:p text:style-name="P40"><text:tab/>WHERE dificultad IN (‘alta’, ‘muy alta’);</text:p>
      <text:section text:style-name="Sect1" text:name="2 - Recetas de cocina. Pregunta 4">
        <text:p text:style-name="P26"><text:span text:style-name="T21">Muestra </text:span><text:span text:style-name="T38">las recetas </text:span><text:span text:style-name="T39">para una pareja</text:span><text:span text:style-name="T16">.</text:span></text:p>
      </text:section>
      <text:p text:style-name="P36">SELECT * FROM Recetas</text:p>
      <text:p text:style-name="P41"><text:tab/>WHERE Comensales IN (2);</text:p>
      <text:section text:style-name="Sect1" text:name="3 - Titanic" text:protected="true" text:protection-key="rDKFXoMEwEXe1TOajyQgja8LsDI=">
        <text:p text:style-name="P8"/>
        <text:p text:style-name="P6"><text:span text:style-name="T11">3</text:span><text:span text:style-name="T5">.<text:tab/></text:span><text:span text:style-name="T8">B</text:span><text:span text:style-name="T7">ase de datos </text:span><text:span text:style-name="T10">Titanic</text:span><text:span text:style-name="T9"> (</text:span><text:span text:style-name="T10">1</text:span><text:span text:style-name="T9"> tablas)</text:span><text:span text:style-name="T6">.</text:span></text:p>
      </text:section>
      <text:section text:style-name="Sect1" text:name="3 - Titanic. Pregunta 1">
        <text:p text:style-name="P19"><text:span text:style-name="T12">Muestra </text:span><text:span text:style-name="T40">los pasajeros </text:span><text:span text:style-name="T41">con edades de 40, 45, 50, 55, 60, 65, 70 y 75 años</text:span><text:span text:style-name="T16">.</text:span></text:p>
      </text:section>
      <text:p text:style-name="P37">SELECT * FROM PasajerosTitanic</text:p>
      <text:p text:style-name="P42"><text:tab/>WHERE edad IN (40, 45, 50, 55, 60, 65, 75);</text:p>
      <text:section text:style-name="Sect1" text:name="3 - Titanic. Pregunta 2">
        <text:p text:style-name="P13"><text:span text:style-name="T45">Muestra </text:span><text:span text:style-name="T53">los pasajeros que sobrevivieron de la clase </text:span><text:span text:style-name="T54">3</text:span>.</text:p>
      </text:section>
      <text:p text:style-name="P37">SELECT * FROM PasajerosTitanic</text:p>
      <text:p text:style-name="P42"><text:tab/>WHERE sobrevivió IN (1) AND Clase IN (3);</text:p>
      <text:section text:style-name="Sect1" text:name="3 - Titanic. Pregunta 3">
        <text:p text:style-name="P13"><text:span text:style-name="T45">Muestra </text:span><text:span text:style-name="T46">los pa</text:span><text:span text:style-name="T52">s</text:span><text:span text:style-name="T46">ajeros </text:span><text:span text:style-name="T55">que viajaban solos</text:span>.</text:p>
      </text:section>
      <text:p text:style-name="P54">SELECT * FROM PasajerosTitanic</text:p>
      <text:p text:style-name="P55"><text:tab/>WHERE Familiares IN (0) AND PadresHijos (0);</text:p>
      <text:section text:style-name="Sect1" text:name="3 - Titanic. Pregunta 4">
        <text:p text:style-name="P13"><text:span text:style-name="T46">Muestra </text:span><text:span text:style-name="T56">los pasajeros que han pagado entre 12 y 15 $</text:span>.</text:p>
      </text:section>
      <text:p text:style-name="P37">SELECT * FROM PasajerosTitanic</text:p>
      <text:p text:style-name="P42"><text:tab/>WHERE Tarifa IN (13, 13.5, 14.4542, 14.5)</text:p>
      <text:section text:style-name="Sect1" text:name="4 - Covid" text:protected="true" text:protection-key="rDKFXoMEwEXe1TOajyQgja8LsDI=">
        <text:p text:style-name="P9"/>
        <text:p text:style-name="P7"><text:span text:style-name="T11">4</text:span><text:span text:style-name="T5">.<text:tab/></text:span><text:span text:style-name="T8">B</text:span><text:span text:style-name="T7">ase de datos </text:span><text:span text:style-name="T10">Covid</text:span><text:span text:style-name="T9"> (</text:span><text:span text:style-name="T11">2</text:span><text:span text:style-name="T9"> tabla</text:span><text:span text:style-name="T11">s</text:span><text:span text:style-name="T9">)</text:span><text:span text:style-name="T6">.</text:span></text:p>
      </text:section>
      <text:section text:style-name="Sect1" text:name="4 - Covid. Pregunta 1">
        <text:p text:style-name="P15"><text:span text:style-name="T47">Muestra </text:span><text:span text:style-name="T57">las provincias con entre 250 y 259 casos</text:span>.</text:p>
      </text:section>
      <text:p text:style-name="P43">SELECT DISTINCT ProvinciaISO FROM DatosCovid</text:p>
      <text:p text:style-name="P45"><text:tab/>WHERE casos IN ( 250, 251, 252, 253, 254, 255, 256, 257, 258, 259 );</text:p>
      <text:section text:style-name="Sect1" text:name="4 - Covid. Pregunta 2">
        <text:p text:style-name="P14"><text:span text:style-name="T47">Muestra </text:span><text:span text:style-name="T58">las provincias en las que se han realizado entre 1000 y 1005 pruebas de PCR</text:span>.</text:p>
      </text:section>
      <text:p text:style-name="P43">SELECT DISTINCT ProvinciaISO FROM DatosCovid</text:p>
      <text:p text:style-name="P45"><text:tab/>WHERE pruebaPCR IN ( 1000, 1001, 1002, 1003, 1004, 1005 );</text:p>
      <text:section text:style-name="Sect1" text:name="4 - Covid. Pregunta 3">
        <text:p text:style-name="P14"><text:span text:style-name="T48">Muestra los </text:span><text:span text:style-name="T59">datos asociados a la realización de no más de 5 pruebas de Antígenos</text:span>.</text:p>
      </text:section>
      <text:p text:style-name="P43">SELECT * FROM DatosCovid</text:p>
      <text:p text:style-name="P45"><text:tab/>WHERE pruebaAntígenos IN ( 0, 1, 2, 3, 4, 5 );</text:p>
      <text:section text:style-name="Sect1" text:name="4 - Covid. Pregunta 4">
        <text:p text:style-name="P15"><text:span text:style-name="T49">Muestra </text:span><text:span text:style-name="T60">los datos asociados a la realización de alguna pruebaElisa;</text:span></text:p>
      </text:section>
      <text:p text:style-name="P43">SELECT * FROM DatosCovid</text:p>
      <text:p text:style-name="P45"><text:tab/>WHERE pruebaElisa NOT IN ( 0 );</text:p>
      <text:section text:style-name="Sect1" text:name="5 - Concellos de Galicia" text:protected="true" text:protection-key="rDKFXoMEwEXe1TOajyQgja8LsDI=">
        <text:p text:style-name="P10"><text:soft-page-break/></text:p>
        <text:p text:style-name="P7"><text:span text:style-name="T10">5</text:span><text:span text:style-name="T5">.<text:tab/></text:span><text:span text:style-name="T8">B</text:span><text:span text:style-name="T7">ase de datos </text:span><text:span text:style-name="T10">Concellos de Galicia</text:span><text:span text:style-name="T9"> (</text:span><text:span text:style-name="T10">3</text:span><text:span text:style-name="T9"> tablas)</text:span><text:span text:style-name="T6">.</text:span></text:p>
      </text:section>
      <text:section text:style-name="Sect1" text:name="5 - Concellos de Galicia. Pregunta 1">
        <text:p text:style-name="P21"><text:span text:style-name="T42">Lista los Concellos de las Comarcas 103, 104 y 105</text:span><text:span text:style-name="T15">.</text:span></text:p>
      </text:section>
      <text:p text:style-name="P44">SELECT * FROM ConcellosGalicia_DebilidadxExistencia.ConcellosGalicia</text:p>
      <text:p text:style-name="P46"><text:tab/>WHERE ConcellosGalicia_DebilidadxExistencia.ConcellosGalicia.Comarca IN ( 103, 104, 105 );</text:p>
      <text:section text:style-name="Sect1" text:name="5 - Concellos de Galicia. Pregunta 2">
        <text:p text:style-name="P27"><text:span text:style-name="T19">Muestra </text:span><text:span text:style-name="T43">la información de las Comarcas a las que pertenecen las siete ciudades históricas de Galicia</text:span><text:span text:style-name="T15">.</text:span></text:p>
      </text:section>
      <text:p text:style-name="P44">SELECT * FROM ConcellosGalicia_DebilidadxExistencia.ComarcasGalicia</text:p>
      <text:p text:style-name="P46"><text:tab/>WHERE ConcellosGalicia_DebilidadxExistencia.ComarcasGalicia.nombre </text:p>
      <text:p text:style-name="P46"><text:tab/>IN ( 'A Coruña', 'Lugo', 'Ourense', 'Pontevedra', 'Vigo', 'Santiago', 'Ferrol' );</text:p>
      <text:section text:style-name="Sect1" text:name="5 - Concellos de Galicia. Pregunta 3">
        <text:p text:style-name="P16"><text:span text:style-name="T51">Muesta la información de la tabla Poblacion </text:span><text:span text:style-name="T50">de </text:span><text:span text:style-name="T61">los Concellos cuyos identificadores son 1001, 1020, 1030, 1040</text:span>. <text:span text:style-name="T61">En ambas sistemas.</text:span></text:p>
      </text:section>
      <text:p text:style-name="P48">SELECT * FROM PoblacionGalicia</text:p>
      <text:p text:style-name="P50"><text:tab/>WHERE Concello IN (1001, 1020, 1030, 1040);</text:p>
      <text:section text:style-name="Sect1" text:name="5 - Concellos de Galicia. Pregunta 4">
        <text:p text:style-name="P17"><text:span text:style-name="T51">Muestra </text:span><text:span text:style-name="T61">la información de la tabla Poblacion que no sean de las provincias 10 ni 12</text:span>.</text:p>
      </text:section>
      <text:p text:style-name="P48">SELECT * FROM ConcellosGalicia_DebilidadXIdentificador.PoblacionGalicia</text:p>
      <text:p text:style-name="P50"><text:tab/>WHERE Provincia NOT IN (10, 12);</text:p>
      <text:section text:style-name="Sect1" text:name="6 - NBA" text:protected="true" text:protection-key="rDKFXoMEwEXe1TOajyQgja8LsDI=">
        <text:p text:style-name="P4"/>
        <text:p text:style-name="P6"><text:span text:style-name="T10">6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/text:section>
      <text:section text:style-name="Sect1" text:name="6 - NBA. Pregunta 1">
        <text:p text:style-name="P24"><text:span text:style-name="T12">Muestra </text:span><text:span text:style-name="T26">los nombres y las ciudades de los equipos cuya división sea la Central o la Pacific</text:span><text:span text:style-name="T12">.</text:span></text:p>
      </text:section>
      <text:p text:style-name="P47">SELECT nombre, ciudad, division FROM Equipos</text:p>
      <text:p text:style-name="P49"><text:tab/>WHERE division IN (‘Central’, ‘Pacific’);</text:p>
      <text:section text:style-name="Sect1" text:name="6 - NBA. Pregunta 2">
        <text:p text:style-name="P28"><text:span text:style-name="T12">Muestra </text:span><text:span text:style-name="T26">el jugador, puntos y asistencias por partido, de los jugadores que hayan realizado 3 ó 5 rebotes de media por partido</text:span><text:span text:style-name="T12">.</text:span></text:p>
      </text:section>
      <text:p text:style-name="P47">SELECT jugador, puntos_por_partido, asistencias_por_partido, rebotes_por_partido FROM Estadisticas</text:p>
      <text:p text:style-name="P49"><text:tab/>WHERE rebotes_por_partido IN (3,5);</text:p>
      <text:section text:style-name="Sect1" text:name="6 - NBA. Pregunta 3">
        <text:p text:style-name="P24"><text:span text:style-name="T12">Muestra </text:span><text:span text:style-name="T13">el </text:span><text:span text:style-name="T27">nombre y </text:span><text:span text:style-name="T26">procedencia de los jugadores que procedan de Utah, Michigan, Villanova o Utah</text:span><text:span text:style-name="T12">.</text:span></text:p>
      </text:section>
      <text:p text:style-name="P47">SELECT nombre, procedencia FROM Jugadores</text:p>
      <text:section text:style-name="Sect1" text:name="6 - NBA. Pregunta 4">
        <text:p text:style-name="P24"><text:span text:style-name="T12">Muestra </text:span><text:span text:style-name="T26">los equipos locales que hayan logrado 74, 86, 90 ó 100 puntos</text:span><text:span text:style-name="T12">.</text:span></text:p>
      </text:section>
      <text:p text:style-name="P47">SELECT DISTINCT (equipo_local), puntos_local FROM partidos</text:p>
      <text:p text:style-name="P49"><text:tab/>WHERE puntos local IN (74, 86, 90, 100);</text:p>
      <text:section text:style-name="Sect1" text:name="7 - Jardinería" text:protected="true" text:protection-key="rDKFXoMEwEXe1TOajyQgja8LsDI=">
        <text:p text:style-name="P3"/>
        <text:p text:style-name="P5"><text:span text:style-name="T10">7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/text:section>
      <text:section text:style-name="Sect1" text:name="7 - Jardinería. Pregunta 1">
        <text:p text:style-name="P22"><text:span text:style-name="T22">Muestra el nombre del cliente y el del contacto, siendo la ciudad del cliente Barcelona, Madrid o Miami</text:span><text:span text:style-name="T12">.</text:span></text:p>
      </text:section>
      <text:p text:style-name="P47">SELECT nombre_cliente AS 'CLIENTE', nombre_contacto AS 'CONTACTO', ciudad FROM Cliente</text:p>
      <text:p text:style-name="P49"><text:tab/>WHERE ciudad IN (‘Barcelona’, ‘Madrid, ‘Miami’);</text:p>
      <text:section text:style-name="Sect1" text:name="7 - Jardinería. Pregunta 2">
        <text:p text:style-name="P22"><text:span text:style-name="T12">Muestra </text:span><text:span text:style-name="T13">el </text:span><text:span text:style-name="T23">código de los productos vendidos cuyo precio por unidad sea 12, 15, 19 ó 25</text:span><text:span text:style-name="T12">.</text:span></text:p>
      </text:section>
      <text:p text:style-name="P47">SELECT DISTINCT (productoID) FROM detalle_pedido</text:p>
      <text:p text:style-name="P49"><text:tab/>WHERE precio_unidad IN (12, 15, 19, 25);</text:p>
      <text:section text:style-name="Sect1" text:name="7 - Jardinería. Pregunta 3">
        <text:p text:style-name="P22"><text:span text:style-name="T12">Muestra </text:span><text:span text:style-name="T24">nombre, apellidos, email y puesto de los empleados que no sean Director de oficina ni Representante de ventas.</text:span></text:p>
      </text:section>
      <text:p text:style-name="P47">SELECT nombre, concat(apellido1,' ', apellido2) <text:span text:style-name="T63">AS</text:span> 'APELLIDOS', email, puesto <text:span text:style-name="T63">FROM empleado</text:span></text:p>
      <text:p text:style-name="P49"><text:tab/><text:span text:style-name="T63">WHERE puesto NOT IN ( 'Director Oficina', 'Representante Ventas' );</text:span></text:p>
      <text:section text:style-name="Sect1" text:name="7 - Jardinería. Pregunta 4">
        <text:p text:style-name="P23"><text:span text:style-name="T12">Muestra </text:span><text:span text:style-name="T13">el </text:span><text:span text:style-name="T25">tipo de gama de producto y la descripción de las gamas que no sean ni aromáticas ni ornamentales</text:span><text:span text:style-name="T12">.</text:span></text:p>
      </text:section>
      <text:p text:style-name="P52">SELECT * FROM gama_producto</text:p>
      <text:p text:style-name="P53"><text:tab/>WHERE gama NOT IN ( 'Aromaticas', 'Ornamentales' );</text:p>
      <text:section text:style-name="Sect1" text:name="7 - Jardinería. Pregunta 5">
        <text:p text:style-name="P22"><draw:control text:anchor-type="paragraph" draw:z-index="0" draw:name="Control 2" draw:style-name="gr1" draw:text-style-name="P56" svg:width="0.092cm" svg:height="0.018cm" svg:x="6.828cm" svg:y="1.034cm" draw:control="control1"/><text:span text:style-name="T22">Muestra el nombre del cliente y el del contacto, siendo la ciudad del cliente Barcelona, Madrid o Miami</text:span><text:span text:style-name="T12">.</text:span></text:p>
      </text:section>
      <text:p text:style-name="P52">SELECT nombre_cliente as 'CLIENTE', nombre_contacto as 'CONTACTO', ciudad FROM Cliente</text:p>
      <text:p text:style-name="P53"><text:tab/>WHERE ciudad IN ('Barcelona', 'Madrid', 'Miami');</text:p>
      <text:section text:style-name="Sect1" text:name="7 - Jardinería. Pregunta 6">
        <text:p text:style-name="P22"><text:span text:style-name="T12">Muestra </text:span><text:span text:style-name="T13">el </text:span><text:span text:style-name="T23">código de los productos vendidos cuyo precio por unidad sea 12, 15, 19 ó 25</text:span><text:span text:style-name="T12">.</text:span></text:p>
      </text:section>
      <text:p text:style-name="P52">SELECT DISTINCT (codigo_producto) from detalle_pedido</text:p>
      <text:p text:style-name="P53"><text:tab/>WHERE precio_unidad IN ( 12, 15, 19, 25 );</text:p>
      <text:section text:style-name="Sect1" text:name="7 - Jardinería. Pregunta 7">
        <text:p text:style-name="P22"><text:span text:style-name="T12">Muestra </text:span><text:span text:style-name="T24">nombre, apellidos, email y puesto de los empleados que no sean Director de oficina ni Representante de ventas.</text:span></text:p>
      </text:section>
      <text:p text:style-name="P52">SELECT nombre, concaT(apellido1,' ', apellido2) as 'APELLIDOS', email, puesto FROM empleados</text:p>
      <text:p text:style-name="P53"><text:tab/> WHERE puesto NOT IN <text:s/>( 'Director Oficina', 'Representante Ventas' );</text:p>
      <text:section text:style-name="Sect1" text:name="7 - Jardinería. Pregunta 8">
        <text:p text:style-name="P23"><text:span text:style-name="T12">Muestra </text:span><text:span text:style-name="T13">el </text:span><text:span text:style-name="T25">tipo de gama de producto y la descripción de las gamas que no sean ni aromáticas ni ornamentales</text:span><text:span text:style-name="T12">.</text:span></text:p>
      </text:section>
      <text:p text:style-name="P52">SELECT * FROM gama_producto</text:p>
      <text:p text:style-name="P53"><text:tab/>WHERE gama NOT IN ( 'Aromaticas', 'Ornamentales' );</text:p>
      <text:p text:style-name="P12"><draw:control text:anchor-type="paragraph" draw:z-index="1" draw:name="Control 1" draw:style-name="gr1" draw:text-style-name="P56" svg:width="0.092cm" svg:height="0.018cm" svg:x="6.828cm" svg:y="1.034cm" draw:control="control2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 text:protected="true" text:protection-key="rDKFXoMEwEXe1TOajyQgja8LsDI=">
          <text:p text:style-name="MP1"><text:span text:style-name="MT1"><text:tab/>1.<text:tab/></text:span><text:span text:style-name="MT2">R</text:span><text:span text:style-name="MT3">ealización de consultas </text:span><text:span text:style-name="MT4">con conjuntos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2-03T20:20:21.892000000</dc:date>
    <meta:editing-duration>P2DT6H24S</meta:editing-duration>
    <meta:editing-cycles>661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04" meta:word-count="923" meta:character-count="5849" meta:non-whitespace-character-count="4992"/>
  </office:meta>
</office:document-meta>
</file>